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7pt" style:font-size-asian="17pt" style:font-size-complex="17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11.3135833333333cm"/>
    </style:style>
    <style:style style:name="co3" style:family="table-column">
      <style:table-column-properties fo:break-before="auto" style:column-width="10.9749166666667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21.9pt" style:use-optimal-row-height="true" fo:break-before="auto"/>
    </style:style>
    <style:style style:name="ro2" style:family="table-row">
      <style:table-row-properties style:row-height="18.3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NMP-Testprotoko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3">
            <text:p>SNMP manuelles Testprotokol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4">
            <text:p>SNMPv1</text:p>
          </table:table-cell>
          <table:covered-table-cell table:number-columns-repeated="2"/>
          <table:table-cell table:number-columns-repeated="1638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Eingabe (OID)</text:p>
          </table:table-cell>
          <table:table-cell office:value-type="string" table:style-name="ce1">
            <text:p>Erwarteter Wert (String)</text:p>
          </table:table-cell>
          <table:table-cell office:value-type="string" table:style-name="ce1">
            <text:p>Result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1.3.6.1.2.1.1.1.0</text:p>
          </table:table-cell>
          <table:table-cell office:value-type="string" table:style-name="ce1">
            <text:p>snmpd Daemon fuer Android-AufgabePowered by OpenBSD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2.0</text:p>
          </table:table-cell>
          <table:table-cell office:value-type="string" table:style-name="ce1">
            <text:p>.1.3.6.1.4.1.30155.23.1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3.0</text:p>
          </table:table-cell>
          <table:table-cell office:value-type="string" table:style-name="ce1">
            <text:p>Auktuelle sysUpTime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4.0</text:p>
          </table:table-cell>
          <table:table-cell office:value-type="string" table:style-name="ce1">
            <text:p>kai.mindermann@informatik.uni-stuttgart.de"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5.0</text:p>
          </table:table-cell>
          <table:table-cell office:value-type="string" table:style-name="ce1">
            <text:p>stuttgart1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6.0</text:p>
          </table:table-cell>
          <table:table-cell office:value-type="string" table:style-name="ce1">
            <text:p>Buero KM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1.3.6.1.2.1.1.7.0</text:p>
          </table:table-cell>
          <table:table-cell office:value-type="float" office:value="74" table:style-name="ce2">
            <text:p>74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">
            <text:p>SNMPv3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1.3.6.1.2.1.1.3.0</text:p>
          </table:table-cell>
          <table:table-cell office:value-type="string" table:style-name="ce1">
            <text:p>Auktuelle sysUpTime</text:p>
          </table:table-cell>
          <table:table-cell office:value-type="string" table:style-name="ce1">
            <text:p>Funktioniert</text:p>
          </table:table-cell>
          <table:table-cell table:number-columns-repeated="16381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Baran Demir</meta:initial-creator>
    <dc:creator>Baran Demir</dc:creator>
    <meta:creation-date>2019-01-30T06:19:26Z</meta:creation-date>
    <dc:date>2019-01-30T06:21:20Z</dc:date>
    <meta:editing-duration>PT0S</meta:editing-duration>
  </office:meta>
</office:document-meta>
</file>